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681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7.319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7.27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ath</text:p>
          </table:table-cell>
          <table:table-cell office:value-type="string">
            <text:p>status</text:p>
          </table:table-cell>
          <table:table-cell office:value-type="string">
            <text:p>file name/(folder)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C:\avinash_backup\test1\devkit\xil_release\powerlink\generic\openPOWERLINK_CNDKPatched\EplStack</text:p>
          </table:table-cell>
          <table:table-cell office:value-type="string">
            <text:p>miss</text:p>
          </table:table-cell>
          <table:table-cell office:value-type="string">
            <text:p><text:s/>EplCrc16, <text:s/>EplPdokCopyDirect,EplPdokCopyEndian, <text:s/>EplTgtObdArcFile, <text:s/>trace, <text:s/>VirtualEthernetNoOsTest</text:p>
          </table:table-cell>
        </table:table-row>
        <table:table-row table:style-name="ro2">
          <table:table-cell office:value-type="string">
            <text:p>C:\avinash_backup\test1\devkit\xil_release\powerlink\generic\openPOWERLINK_CNDKPatched\Include\kernel</text:p>
          </table:table-cell>
          <table:table-cell office:value-type="string">
            <text:p>miss</text:p>
          </table:table-cell>
          <table:table-cell office:value-type="string">
            <text:p>EplPdokCopy</text:p>
          </table:table-cell>
        </table:table-row>
        <table:table-row table:style-name="ro2">
          <table:table-cell office:value-type="string">
            <text:p>C:\avinash_backup\test1\devkit\xil_release\powerlink\generic\openPOWERLINK_CNDKPatched\Include</text:p>
          </table:table-cell>
          <table:table-cell office:value-type="string">
            <text:p>miss</text:p>
          </table:table-cell>
          <table:table-cell office:value-type="string">
            <text:p>EplCrc, <text:s/>EplSection-default, <text:s text:c="2"/>EplSection-microblaze, <text:s/>EplSection-nios2, <text:s/>EplTgtObdArc, <text:s/>VirtualEthernetNoOsTest</text:p>
          </table:table-cell>
        </table:table-row>
        <table:table-row table:style-name="ro2">
          <table:table-cell office:value-type="string">
            <text:p>C:\avinash_backup\test1\devkit\xil_release\powerlink\generic\openPOWERLINK_CNDKPatched\ObjDicts</text:p>
          </table:table-cell>
          <table:table-cell office:value-type="string">
            <text:p>new</text:p>
          </table:table-cell>
          <table:table-cell office:value-type="string">
            <text:p>(Qt_MN)</text:p>
          </table:table-cell>
        </table:table-row>
        <table:table-row table:style-name="ro2">
          <table:table-cell office:value-type="string">
            <text:p>C:\avinash_backup\test1\devkit\xil_release\powerlink\generic\openPOWERLINK_CNDKPatched</text:p>
          </table:table-cell>
          <table:table-cell office:value-type="string">
            <text:p>new</text:p>
          </table:table-cell>
          <table:table-cell office:value-type="string">
            <text:p>Testing</text:p>
          </table:table-cell>
        </table:table-row>
      </table:table>
      <table:table table:name="Sheet2" table:style-name="ta1" table:print="false">
        <table:table-column table:style-name="co5" table:default-cell-style-name="ce2"/>
        <table:table-column table:style-name="co4" table:default-cell-style-name="ce3"/>
        <table:table-row table:style-name="ro3" table:number-rows-repeated="3">
          <table:table-cell table:style-name="ce1" table:number-columns-repeated="2"/>
        </table:table-row>
        <table:table-row table:style-name="ro3">
          <table:table-cell table:style-name="ce1" office:value-type="string">
            <text:p><text:s text:c="2"/>Path</text:p>
          </table:table-cell>
          <table:table-cell table:style-name="ce1" office:value-type="string">
            <text:p>status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tools</text:span>\xilinx\mem_bootloader\src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tools</text:span>\xilinx\mem_bootloader\.project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tools</text:span>\xilinx\mem_bootloader\Makefile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tools</text:span>\xilinx\mem_bootloader\makefile.settings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tools</text:span>\xilinx\scripts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tools</text:span>\xilinx\zyna_fsbl_repo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tool</text:span>s\xilinx\zynq_sdcard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fpga</text:span>\xilinx\Xilinx_Z702\Zynq_ap_pcp_intaxi-axi\data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fpga</text:span>\xilinx\Xilinx_Z702\Zynq_ap_pcp_intaxi-axi\etc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fpga</text:span>\xilinx\Xilinx_Z702\Zynq_ap_pcp_intaxi-axi\SDK\SDK_Export\hw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fpga</text:span>\xilinx\Xilinx_Z702\Zynq_ap_pcp_intaxi-axi\Makefile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fpga</text:span>\xilinx\Xilinx_Z702\Zynq_ap_pcp_intaxi-axi\system.mhs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fpga</text:span>\xilinx\Xilinx_Z702\Zynq_ap_pcp_intaxi-axi\system.xmp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<text:span text:style-name="T1">fpga</text:span>\xilinx\Xilinx_Z702\Zynq_pcp_DirectIO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apps\<text:span text:style-name="T1">ap_PDI</text:span>\Makefile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apps\<text:span text:style-name="T1">ap_PDI</text:span>\makefile.settings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apps\zynq\<text:span text:style-name="T1">digitalIO-Init</text:span>\Makefile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apps\zynq\<text:span text:style-name="T1">digitalIO-Init</text:span>\makefile.settings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powerlink\<text:span text:style-name="T1">pcp_DirectIO</text:span>\Makefile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powerlink\<text:span text:style-name="T1">pcp_DirectIO</text:span>\makefile.settings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powerlink\<text:span text:style-name="T1">pcp_PDI</text:span>\Makefile</text:p>
          </table:table-cell>
          <table:table-cell office:value-type="string">
            <text:p>no issu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:\avinash_backup\test1\devkit\xil_release\powerlink\<text:span text:style-name="T1">pcp_PDI</text:span>\makefile.settings</text:p>
          </table:table-cell>
          <table:table-cell office:value-type="string">
            <text:p>no issue</text:p>
          </table:table-cell>
        </table:table-row>
        <table:table-row table:style-name="ro1" table:number-rows-repeated="6548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10/23/2013</text:date>, <text:time>19:4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23T12:36:03.18</meta:creation-date>
    <dc:date>2013-10-23T19:45:23.74</dc:date>
    <meta:editing-duration>PT05H01M37S</meta:editing-duration>
    <meta:editing-cycles>34</meta:editing-cycles>
    <meta:generator>OpenOffice.org/3.2$Win32 OpenOffice.org_project/320m18$Build-9502</meta:generator>
    <meta:document-statistic meta:table-count="3" meta:cell-count="64" meta:object-count="0"/>
  </office:meta>
</office:document-meta>
</file>